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1.9083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89" style:family="table-cell" style:parent-style-name="Default">
      <style:table-cell-properties fo:background-color="#ff8000" style:text-align-source="fix" style:repeat-content="false"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ce16"/>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4"/>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5"/>
        </table:table-row>
        <table:table-row table:style-name="ro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input</text:p>
          </table:table-cell>
          <table:table-cell table:style-name="ce19" office:value-type="string" calcext:value-type="string">
            <text:p>ready to accept(1)</text:p>
            <text:p>Refuse(0)</text:p>
          </table:table-cell>
          <table:table-cell table:style-name="ce13" office:value-type="float" office:value="1" calcext:value-type="float">
            <text:p>1</text:p>
          </table:table-cell>
          <table:table-cell table:style-name="ce4"/>
          <table:table-cell table:number-columns-repeated="1017"/>
        </table:table-row>
        <table:table-row table:style-name="ro5">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output</text:p>
          </table:table-cell>
          <table:table-cell table:style-name="ce19" office:value-type="string" calcext:value-type="string">
            <text:p>output is occur(1)</text:p>
            <text:p>output is in-compute or dropped(0). </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7">
          <table:table-cell table:style-name="ce3" office:value-type="string" calcext:value-type="string">
            <text:p>BC_COMMIT</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float" office:value="1" calcext:value-type="float">
            <tex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F43]" office:value-type="string" office:string-value="TP1" calcext:value-type="string">
            <text:p>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10">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style-name="ce4"/>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float" office:value="1" calcext:value-type="float">
            <text:p>1</text:p>
          </table:table-cell>
          <table:table-cell table:number-columns-repeated="1018"/>
        </table:table-row>
        <table:table-row table:style-name="ro9">
          <table:table-cell table:style-name="ce4"/>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float" office:value="1" calcext:value-type="float">
            <text:p>1</text:p>
          </table:table-cell>
          <table:table-cell table:number-columns-repeated="1018"/>
        </table:table-row>
        <table:table-row table:style-name="ro9">
          <table:table-cell/>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float" office:value="1" calcext:value-type="float">
            <text:p>1</text:p>
          </table:table-cell>
          <table:table-cell table:number-columns-repeated="1018"/>
        </table:table-row>
        <table:table-row table:style-name="ro3">
          <table:table-cell/>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1">
          <table:table-cell table:style-name="ce3" office:value-type="string" calcext:value-type="string">
            <text:p>STRUCTURE_DYNQUEUE</text:p>
          </table:table-cell>
          <table:table-cell table:style-name="ce16"/>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9"/>
        </table:table-row>
        <table:table-row table:style-name="ro9">
          <table:table-cell table:style-name="ce5"/>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9"/>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F15]" office:value-type="string" office:string-value="G" calcext:value-type="string">
            <text:p>G</text:p>
          </table:table-cell>
          <table:table-cell table:number-columns-repeated="1019"/>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1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9">
          <table:table-cell/>
          <table:table-cell table:style-name="ce19"/>
          <table:table-cell table:style-name="ce19" table:formula="of:=[.A43]" office:value-type="string" office:string-value="TF_PC" calcext:value-type="string">
            <text:p>TF_PC</text:p>
          </table:table-cell>
          <table:table-cell table:style-name="ce29" office:value-type="string" calcext:value-type="string">
            <text:p>PC</text:p>
          </table:table-cell>
          <table:table-cell table:style-name="ce19"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6">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7">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8">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3">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8"/>
        </table:table-row>
        <table:table-row table:style-name="ro1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8"/>
        </table:table-row>
        <table:table-row table:style-name="ro15">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3"/>
        </table:table-row>
        <table:table-row table:style-name="ro3">
          <table:table-cell table:style-name="ce16"/>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ROB_FILL</text:p>
          </table:table-cell>
          <table:table-cell table:number-columns-repeated="4"/>
          <table:table-cell table:style-name="ce13" office:value-type="string" calcext:value-type="string">
            <text:p>CMF</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3">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4" office:value-type="string" calcext:value-type="string">
            <text:p>int</text:p>
          </table:table-cell>
          <table:table-cell table:formula="of:=2^[.D11]"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15">
          <table:table-cell/>
          <table:table-cell office:value-type="string" calcext:value-type="string">
            <text:p>I_BL_EX_UNIT</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index of unit in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49">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20">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1</text:p>
          </table:table-cell>
          <table:table-cell table:style-name="ce19"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x</text:p>
          </table:table-cell>
          <table:table-cell table:style-name="ce19"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9"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3</text:p>
          </table:table-cell>
          <table:table-cell table:style-name="ce19"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9"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5])" office:value-type="string" office:string-value="st_DECODER" calcext:value-type="string">
            <text:p>st_DECODER</text:p>
          </table:table-cell>
          <table:table-cell table:style-name="ce19"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5])"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50]" office:value-type="string" office:string-value="TF_MARC_INSTR" calcext:value-type="string">
            <text:p>TF_MARC_INSTR</text:p>
          </table:table-cell>
          <table:table-cell table:style-name="ce29" table:formula="of:=[$core_interface.$F$50]" office:value-type="string" office:string-value="TMI1" calcext:value-type="string">
            <text:p>TMI1</text:p>
          </table:table-cell>
          <table:table-cell table:style-name="ce29" table:formula="of:=CONCATENATE(&quot;march_&quot;; [.A15])" office:value-type="string" office:string-value="march_DECODER" calcext:value-type="string">
            <text:p>march_DECODER</text:p>
          </table:table-cell>
          <table:covered-table-cell table:style-name="ce19"/>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5])" office:value-type="string" office:string-value="st_RSV_1" calcext:value-type="string">
            <text:p>st_RSV_1</text:p>
          </table:table-cell>
          <table:table-cell table:style-name="ce23"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5])"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1])" office:value-type="string" office:string-value="st_RSV_2" calcext:value-type="string">
            <text:p>st_RSV_2</text:p>
          </table:table-cell>
          <table:table-cell table:style-name="ce19"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1])"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9])" office:value-type="string" office:string-value="st_RSV_3" calcext:value-type="string">
            <text:p>st_RSV_3</text:p>
          </table:table-cell>
          <table:table-cell table:style-name="ce23"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9])"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5])" office:value-type="string" office:string-value="st_RSV_4" calcext:value-type="string">
            <text:p>st_RSV_4</text:p>
          </table:table-cell>
          <table:table-cell table:style-name="ce19"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5])"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0])" office:value-type="string" office:string-value="st_REG_MNG" calcext:value-type="string">
            <text:p>st_REG_MNG</text:p>
          </table:table-cell>
          <table:table-cell table:style-name="ce23"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0])"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8])" office:value-type="string" office:string-value="st_ROB" calcext:value-type="string">
            <text:p>st_ROB</text:p>
          </table:table-cell>
          <table:table-cell table:style-name="ce19"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8])"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F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12" table:number-columns-repeated="1018" table:default-cell-style-name="ce5"/>
        <table:table-row table:style-name="ro22">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5"/>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core/&quot;;LOWER([.A3]); &quot;/&quot;)" office:value-type="string" office:string-value="core/instr_page_walker/" calcext:value-type="string">
            <text:p>core/instr_page_walker/</text:p>
          </table:table-cell>
          <table:table-cell table:formula="of:=CONCATENATE([.A3]; &quot;.sv&quot;)" office:value-type="string" office:string-value="INSTR_PAGE_WALKER.sv" calcext:value-type="string">
            <text:p>INSTR_PAGE_WALK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core/&quot;;LOWER([.A4]); &quot;/&quot;)" office:value-type="string" office:string-value="core/instr_loader/" calcext:value-type="string">
            <text:p>core/instr_loader/</text:p>
          </table:table-cell>
          <table:table-cell table:formula="of:=CONCATENATE([.A4]; &quot;.sv&quot;)" office:value-type="string" office:string-value="INSTR_LOADER.sv" calcext:value-type="string">
            <text:p>INSTR_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5]" office:value-type="string" office:string-value="DECODER" calcext:value-type="string">
            <text:p>DECODER</text:p>
          </table:table-cell>
          <table:table-cell table:style-name="ce58" office:value-type="string" calcext:value-type="string">
            <text:p>block</text:p>
          </table:table-cell>
          <table:table-cell table:formula="of:=CONCATENATE(&quot;core/&quot;;LOWER([.A5]); &quot;/&quot;)" office:value-type="string" office:string-value="core/decoder/" calcext:value-type="string">
            <text:p>core/decoder/</text:p>
          </table:table-cell>
          <table:table-cell table:formula="of:=CONCATENATE([.A5]; &quot;.sv&quot;)" office:value-type="string" office:string-value="DECODER.sv" calcext:value-type="string">
            <text:p>DECO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25]" office:value-type="string" office:string-value="RSV_1" calcext:value-type="string">
            <text:p>RSV_1</text:p>
          </table:table-cell>
          <table:table-cell table:style-name="ce58" office:value-type="string" calcext:value-type="string">
            <text:p>block</text:p>
          </table:table-cell>
          <table:table-cell table:formula="of:=CONCATENATE(&quot;core/&quot;;LOWER([.A6]); &quot;/&quot;)" office:value-type="string" office:string-value="core/rsv_1/" calcext:value-type="string">
            <text:p>core/rsv_1/</text:p>
          </table:table-cell>
          <table:table-cell table:formula="of:=CONCATENATE([.A6]; &quot;.sv&quot;)" office:value-type="string" office:string-value="RSV_1.sv" calcext:value-type="string">
            <text:p>RSV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1]" office:value-type="string" office:string-value="RSV_2" calcext:value-type="string">
            <text:p>RSV_2</text:p>
          </table:table-cell>
          <table:table-cell table:style-name="ce58" office:value-type="string" calcext:value-type="string">
            <text:p>block</text:p>
          </table:table-cell>
          <table:table-cell table:formula="of:=CONCATENATE(&quot;core/&quot;;LOWER([.A7]); &quot;/&quot;)" office:value-type="string" office:string-value="core/rsv_2/" calcext:value-type="string">
            <text:p>core/rsv_2/</text:p>
          </table:table-cell>
          <table:table-cell table:formula="of:=CONCATENATE([.A7]; &quot;.sv&quot;)" office:value-type="string" office:string-value="RSV_2.sv" calcext:value-type="string">
            <text:p>RSV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9]" office:value-type="string" office:string-value="RSV_3" calcext:value-type="string">
            <text:p>RSV_3</text:p>
          </table:table-cell>
          <table:table-cell table:style-name="ce58" office:value-type="string" calcext:value-type="string">
            <text:p>block</text:p>
          </table:table-cell>
          <table:table-cell table:formula="of:=CONCATENATE(&quot;core/&quot;;LOWER([.A8]); &quot;/&quot;)" office:value-type="string" office:string-value="core/rsv_3/" calcext:value-type="string">
            <text:p>core/rsv_3/</text:p>
          </table:table-cell>
          <table:table-cell table:formula="of:=CONCATENATE([.A8]; &quot;.sv&quot;)" office:value-type="string" office:string-value="RSV_3.sv" calcext:value-type="string">
            <text:p>RSV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45]" office:value-type="string" office:string-value="RSV_4" calcext:value-type="string">
            <text:p>RSV_4</text:p>
          </table:table-cell>
          <table:table-cell table:style-name="ce58" office:value-type="string" calcext:value-type="string">
            <text:p>block</text:p>
          </table:table-cell>
          <table:table-cell table:formula="of:=CONCATENATE(&quot;core/&quot;;LOWER([.A9]); &quot;/&quot;)" office:value-type="string" office:string-value="core/rsv_4/" calcext:value-type="string">
            <text:p>core/rsv_4/</text:p>
          </table:table-cell>
          <table:table-cell table:formula="of:=CONCATENATE([.A9]; &quot;.sv&quot;)" office:value-type="string" office:string-value="RSV_4.sv" calcext:value-type="string">
            <text:p>RSV_4.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1]" office:value-type="string" office:string-value="X" calcext:value-type="string">
            <text:p>X</text:p>
          </table:table-cell>
          <table:table-cell table:style-name="ce58" office:value-type="string" calcext:value-type="string">
            <text:p>block</text:p>
          </table:table-cell>
          <table:table-cell table:formula="of:=CONCATENATE(&quot;core/&quot;;LOWER([.A10]); &quot;/&quot;)" office:value-type="string" office:string-value="core/x/" calcext:value-type="string">
            <text:p>core/x/</text:p>
          </table:table-cell>
          <table:table-cell table:formula="of:=CONCATENATE([.A10]; &quot;.sv&quot;)" office:value-type="string" office:string-value="X.sv" calcext:value-type="string">
            <text:p>X.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4]" office:value-type="string" office:string-value="MUL_0" calcext:value-type="string">
            <text:p>MUL_0</text:p>
          </table:table-cell>
          <table:table-cell table:style-name="ce58" office:value-type="string" calcext:value-type="string">
            <text:p>block</text:p>
          </table:table-cell>
          <table:table-cell table:formula="of:=CONCATENATE(&quot;core/&quot;;LOWER([.A11]); &quot;/&quot;)" office:value-type="string" office:string-value="core/mul_0/" calcext:value-type="string">
            <text:p>core/mul_0/</text:p>
          </table:table-cell>
          <table:table-cell table:formula="of:=CONCATENATE([.A11]; &quot;.sv&quot;)" office:value-type="string" office:string-value="MUL_0.sv" calcext:value-type="string">
            <text:p>MUL_0.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7]" office:value-type="string" office:string-value="MUL_1" calcext:value-type="string">
            <text:p>MUL_1</text:p>
          </table:table-cell>
          <table:table-cell table:style-name="ce58" office:value-type="string" calcext:value-type="string">
            <text:p>block</text:p>
          </table:table-cell>
          <table:table-cell table:formula="of:=CONCATENATE(&quot;core/&quot;;LOWER([.A12]); &quot;/&quot;)" office:value-type="string" office:string-value="core/mul_1/" calcext:value-type="string">
            <text:p>core/mul_1/</text:p>
          </table:table-cell>
          <table:table-cell table:formula="of:=CONCATENATE([.A12]; &quot;.sv&quot;)" office:value-type="string" office:string-value="MUL_1.sv" calcext:value-type="string">
            <text:p>MUL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0]" office:value-type="string" office:string-value="MUL_2" calcext:value-type="string">
            <text:p>MUL_2</text:p>
          </table:table-cell>
          <table:table-cell table:style-name="ce58" office:value-type="string" calcext:value-type="string">
            <text:p>block</text:p>
          </table:table-cell>
          <table:table-cell table:formula="of:=CONCATENATE(&quot;core/&quot;;LOWER([.A13]); &quot;/&quot;)" office:value-type="string" office:string-value="core/mul_2/" calcext:value-type="string">
            <text:p>core/mul_2/</text:p>
          </table:table-cell>
          <table:table-cell table:formula="of:=CONCATENATE([.A13]; &quot;.sv&quot;)" office:value-type="string" office:string-value="MUL_2.sv" calcext:value-type="string">
            <text:p>MUL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3]" office:value-type="string" office:string-value="MUL_3" calcext:value-type="string">
            <text:p>MUL_3</text:p>
          </table:table-cell>
          <table:table-cell table:style-name="ce58" office:value-type="string" calcext:value-type="string">
            <text:p>block</text:p>
          </table:table-cell>
          <table:table-cell table:formula="of:=CONCATENATE(&quot;core/&quot;;LOWER([.A14]); &quot;/&quot;)" office:value-type="string" office:string-value="core/mul_3/" calcext:value-type="string">
            <text:p>core/mul_3/</text:p>
          </table:table-cell>
          <table:table-cell table:formula="of:=CONCATENATE([.A14]; &quot;.sv&quot;)" office:value-type="string" office:string-value="MUL_3.sv" calcext:value-type="string">
            <text:p>MUL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6]" office:value-type="string" office:string-value="DIV" calcext:value-type="string">
            <text:p>DIV</text:p>
          </table:table-cell>
          <table:table-cell table:style-name="ce58" office:value-type="string" calcext:value-type="string">
            <text:p>block</text:p>
          </table:table-cell>
          <table:table-cell table:formula="of:=CONCATENATE(&quot;core/&quot;;LOWER([.A15]); &quot;/&quot;)" office:value-type="string" office:string-value="core/div/" calcext:value-type="string">
            <text:p>core/div/</text:p>
          </table:table-cell>
          <table:table-cell table:formula="of:=CONCATENATE([.A15]; &quot;.sv&quot;)" office:value-type="string" office:string-value="DIV.sv" calcext:value-type="string">
            <text:p>DIV.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1]" office:value-type="string" office:string-value="CS" calcext:value-type="string">
            <text:p>CS</text:p>
          </table:table-cell>
          <table:table-cell table:style-name="ce58" office:value-type="string" calcext:value-type="string">
            <text:p>block</text:p>
          </table:table-cell>
          <table:table-cell table:formula="of:=CONCATENATE(&quot;core/&quot;;LOWER([.A16]); &quot;/&quot;)" office:value-type="string" office:string-value="core/cs/" calcext:value-type="string">
            <text:p>core/cs/</text:p>
          </table:table-cell>
          <table:table-cell table:formula="of:=CONCATENATE([.A16]; &quot;.sv&quot;)" office:value-type="string" office:string-value="CS.sv" calcext:value-type="string">
            <text:p>CS.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4]" office:value-type="string" office:string-value="LOADER" calcext:value-type="string">
            <text:p>LOADER</text:p>
          </table:table-cell>
          <table:table-cell table:style-name="ce58" office:value-type="string" calcext:value-type="string">
            <text:p>block</text:p>
          </table:table-cell>
          <table:table-cell table:formula="of:=CONCATENATE(&quot;core/&quot;;LOWER([.A17]); &quot;/&quot;)" office:value-type="string" office:string-value="core/loader/" calcext:value-type="string">
            <text:p>core/loader/</text:p>
          </table:table-cell>
          <table:table-cell table:formula="of:=CONCATENATE([.A17]; &quot;.sv&quot;)" office:value-type="string" office:string-value="LOADER.sv" calcext:value-type="string">
            <text:p>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7]" office:value-type="string" office:string-value="STORE" calcext:value-type="string">
            <text:p>STORE</text:p>
          </table:table-cell>
          <table:table-cell table:style-name="ce58" office:value-type="string" calcext:value-type="string">
            <text:p>block</text:p>
          </table:table-cell>
          <table:table-cell table:formula="of:=CONCATENATE(&quot;core/&quot;;LOWER([.A18]); &quot;/&quot;)" office:value-type="string" office:string-value="core/store/" calcext:value-type="string">
            <text:p>core/store/</text:p>
          </table:table-cell>
          <table:table-cell table:formula="of:=CONCATENATE([.A18]; &quot;.sv&quot;)" office:value-type="string" office:string-value="STORE.sv" calcext:value-type="string">
            <text:p>STORE.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0]" office:value-type="string" office:string-value="REG_MNG" calcext:value-type="string">
            <text:p>REG_MNG</text:p>
          </table:table-cell>
          <table:table-cell table:style-name="ce58" office:value-type="string" calcext:value-type="string">
            <text:p>block</text:p>
          </table:table-cell>
          <table:table-cell table:formula="of:=CONCATENATE(&quot;core/&quot;;LOWER([.A19]); &quot;/&quot;)" office:value-type="string" office:string-value="core/reg_mng/" calcext:value-type="string">
            <text:p>core/reg_mng/</text:p>
          </table:table-cell>
          <table:table-cell table:formula="of:=CONCATENATE([.A19]; &quot;.sv&quot;)" office:value-type="string" office:string-value="REG_MNG.sv" calcext:value-type="string">
            <text:p>REG_MNG.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8]" office:value-type="string" office:string-value="ROB" calcext:value-type="string">
            <text:p>ROB</text:p>
          </table:table-cell>
          <table:table-cell table:style-name="ce58" office:value-type="string" calcext:value-type="string">
            <text:p>block</text:p>
          </table:table-cell>
          <table:table-cell table:formula="of:=CONCATENATE(&quot;core/&quot;;LOWER([.A20]); &quot;/&quot;)" office:value-type="string" office:string-value="core/rob/" calcext:value-type="string">
            <text:p>core/rob/</text:p>
          </table:table-cell>
          <table:table-cell table:formula="of:=CONCATENATE([.A20]; &quot;.sv&quot;)" office:value-type="string" office:string-value="ROB.sv" calcext:value-type="string">
            <text:p>ROB.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05]" office:value-type="string" office:string-value="CORE_CONTROL_FLOW" calcext:value-type="string">
            <text:p>CORE_CONTROL_FLOW</text:p>
          </table:table-cell>
          <table:table-cell table:style-name="ce58" office:value-type="string" calcext:value-type="string">
            <text:p>block</text:p>
          </table:table-cell>
          <table:table-cell table:formula="of:=CONCATENATE(&quot;core/&quot;;LOWER([.A21]); &quot;/&quot;)" office:value-type="string" office:string-value="core/core_control_flow/" calcext:value-type="string">
            <text:p>core/core_control_flow/</text:p>
          </table:table-cell>
          <table:table-cell table:formula="of:=CONCATENATE([.A21]; &quot;.sv&quot;)" office:value-type="string" office:string-value="CORE_CONTROL_FLOW.sv" calcext:value-type="string">
            <text:p>CORE_CONTROL_FLOW.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29]" office:value-type="string" office:string-value="MASTER" calcext:value-type="string">
            <text:p>MASTER</text:p>
          </table:table-cell>
          <table:table-cell table:style-name="ce58" office:value-type="string" calcext:value-type="string">
            <text:p>block</text:p>
          </table:table-cell>
          <table:table-cell table:formula="of:=CONCATENATE(&quot;core/&quot;;LOWER([.A22]); &quot;/&quot;)" office:value-type="string" office:string-value="core/master/" calcext:value-type="string">
            <text:p>core/master/</text:p>
          </table:table-cell>
          <table:table-cell table:formula="of:=CONCATENATE([.A22]; &quot;.sv&quot;)" office:value-type="string" office:string-value="MASTER.sv" calcext:value-type="string">
            <text:p>MAST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core/&quot;;LOWER([.A23]); &quot;/&quot;)" office:value-type="string" office:string-value="core/interface/" calcext:value-type="string">
            <text:p>core/interface/</text:p>
          </table:table-cell>
          <table:table-cell table:style-name="ce78" table:formula="of:=CONCATENATE([.A23]; &quot;.sv&quot;)" office:value-type="string" office:string-value="INTERFACE.sv" calcext:value-type="string">
            <text:p>INTERFACE.sv</text:p>
          </table:table-cell>
          <table:table-cell table:style-name="ce78"/>
          <table:table-cell table:style-name="ce89" table:formula="of:=CONCATENATE(&quot;../&quot;;LOWER([.$A$24]);&quot;/&quot;;[.$D$24])" office:value-type="string" office:string-value="../var/VARIABLE.sv" calcext:value-type="string">
            <text:p>../var/VARIABLE.sv</text:p>
          </table:table-cell>
          <table:table-cell table:style-name="ce78" table:number-columns-repeated="1018"/>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number-columns-repeated="1020"/>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7">00/00/0000</text:date>, <text:time style:data-style-name="N2" text:time-value="11:29:53.4149390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8-07T22:16:55.315122772</dc:date>
    <meta:editing-duration>P1DT5H59M49S</meta:editing-duration>
    <meta:editing-cycles>39</meta:editing-cycles>
    <meta:generator>LibreOffice/6.4.7.2$Linux_X86_64 LibreOffice_project/40$Build-2</meta:generator>
    <meta:document-statistic meta:table-count="4" meta:cell-count="1429" meta:object-count="0"/>
  </office:meta>
</office:document-meta>
</file>